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1" style:family="text">
      <style:text-properties fo:color="#000000" style:font-name="Courier New" fo:font-size="10pt" style:font-name-asian="Courier New" style:font-size-asian="10pt" style:font-name-complex="Courier New" style:font-size-complex="10pt"/>
    </style:style>
    <style:style style:name="T2" style:family="text">
      <style:text-properties style:font-name="Courier New" fo:font-size="10pt" style:font-size-asian="10pt" style:font-size-complex="10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Running the Tuscany runtime from a Java program</text:h>
      <text:p text:style-name="Standard"/>
      <text:p text:style-name="Standard">The Tuscany SCA Runtime provides a Node API that allows the runtime to be started from within a Java program. A Node in Tuscany represents a set of activated composites and a Node is configured <text:s/>with all of the contributions required for those composites to run. The idea is to allow you to partition the domain up into it's constituent deployable composites and run each one in its own node on an appropriate machine. In that way the domain can easily be distributed while SCA takes care of making sure that wired services can communicate regardless of where they are. </text:p>
      <text:p text:style-name="Standard"/>
      <text:p text:style-name="Standard">The basic pattern is as follows:</text:p>
      <text:p text:style-name="Standard"/>
      <text:p text:style-name="Standard">1/ Use the <text:span text:style-name="T1">org.apache.tuscany.sca.node.NodeFactory </text:span>API to create a <text:span text:style-name="T1">org.apache.tuscany.sca.node.Node</text:span> instance configured with enough contributions to run the required composite</text:p>
      <text:p text:style-name="Standard">2/ Start the Node instance. This starts deployable composites contained in the provided contributions</text:p>
      <text:p text:style-name="Standard">3/ Interact with the services that the Node instance has made available</text:p>
      <text:p text:style-name="Standard">4/ Stop the Node instance </text:p>
      <text:p text:style-name="Standard"/>
      <text:p text:style-name="Standard">The pattern is demonstrated in this sample in the <text:span text:style-name="T2">launcher.</text:span><text:span text:style-name="T1">LaunchCalculatorContribution </text:span>class. It loads the <text:span text:style-name="T2">calculator-contribution.jar </text:span>contribution found in the parent directory, makes a simple call to add two numbers together using the Calculator service and then shuts down. </text:p>
      <text:p text:style-name="Standard"/>
      <text:p text:style-name="Standard">To run the sample on Windows do:</text:p>
      <text:p text:style-name="Standard"/>
      <text:p text:style-name="Standard">cd jse</text:p>
      <text:p text:style-name="Standard">run-sample.bat</text:p>
      <text:p text:style-name="Standard"/>
      <text:p text:style-name="Standard">To run the sample on *nix do:</text:p>
      <text:p text:style-name="Standard"/>
      <text:p text:style-name="Standard">cd jse</text:p>
      <text:p text:style-name="Standard">run-sample.sh</text:p>
      <text:p text:style-name="Standard"/>
      <text:p text:style-name="Standard">To re-build the sample classes do </text:p>
      <text:p text:style-name="Standard"/>
      <text:p text:style-name="Standard">cd jse</text:p>
      <text:p text:style-name="Standard">mvn</text:p>
      <text:p text:style-name="Standard"/>
      <text:p text:style-name="Standard">Note. The mvn build will automatically run a unit test that also runs the sample.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ant </meta:initial-creator>
    <meta:creation-date>2011-03-15T09:48:55.71</meta:creation-date>
    <meta:generator>OpenOffice.org/3.2$Win32 OpenOffice.org_project/320m12$Build-9483</meta:generator>
    <dc:date>2011-04-14T10:51:43.28</dc:date>
    <meta:editing-duration>PT02H39M53S</meta:editing-duration>
    <meta:editing-cycles>24</meta:editing-cycles>
    <meta:document-statistic meta:table-count="0" meta:image-count="0" meta:object-count="0" meta:page-count="1" meta:paragraph-count="18" meta:word-count="246" meta:character-count="1525"/>
  </office:meta>
</office:document-meta>
</file>